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A000001FC3BBF85F2.png" manifest:media-type="image/png"/>
  <manifest:file-entry manifest:full-path="Pictures/10000001000003C9000001FF215509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bf819e"/>
      <style:paragraph-properties fo:background-color="#bf819e" fo:padding="0.049cm" fo:border-left="none" fo:border-right="none" fo:border-top="0.06pt solid #000000" fo:border-bottom="0.06pt solid #000000"/>
      <style:text-properties officeooo:rsid="001079ca" officeooo:paragraph-rsid="001079ca"/>
    </style:style>
    <style:style style:name="P2" style:family="paragraph" style:parent-style-name="Standard">
      <style:text-properties officeooo:paragraph-rsid="001079ca"/>
    </style:style>
    <style:style style:name="P3" style:family="paragraph" style:parent-style-name="Standard">
      <style:text-properties officeooo:rsid="001079ca" officeooo:paragraph-rsid="001079ca"/>
    </style:style>
    <style:style style:name="T1" style:family="text">
      <style:text-properties officeooo:rsid="001079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WINDOWS CMD <text:tab/><text:tab/><text:tab/></text:p>
      <text:p text:style-name="Standard"/>
      <text:p text:style-name="P2"><text:span text:style-name="T1">ACT 1: <text:tab/></text:span></text:p>
      <text:p text:style-name="P2"/>
      <text:p text:style-name="P2"><text:tab/></text:p>
      <text:p text:style-name="P2"/>
      <text:p text:style-name="P2"><draw:frame draw:style-name="fr1" draw:name="Imagen1" text:anchor-type="char" svg:width="17cm" svg:height="8.902cm" draw:z-index="0"><draw:image xlink:href="Pictures/10000001000003CA000001FC3BBF85F2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:</text:p>
      <text:p text:style-name="P3"/>
      <text:p text:style-name="P3"><draw:frame draw:style-name="fr2" draw:name="Imagen2" text:anchor-type="char" svg:x="0cm" svg:y="0.723cm" svg:width="17cm" svg:height="8.964cm" draw:z-index="1"><draw:image xlink:href="Pictures/10000001000003C9000001FF21550995.png" xlink:type="simple" xlink:show="embed" xlink:actuate="onLoad" draw:mime-type="image/png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21:01:26.728990000</meta:creation-date>
    <dc:date>2025-12-12T17:33:52.262848800</dc:date>
    <meta:editing-duration>PT21M26S</meta:editing-duration>
    <meta:editing-cycles>2</meta:editing-cycles>
    <meta:generator>LibreOffice/25.2.7.2$Windows_X86_64 LibreOffice_project/5cbfd1ab6520636bb5f7b99185aa69bd7456825d</meta:generator>
    <meta:document-statistic meta:table-count="0" meta:image-count="2" meta:object-count="0" meta:page-count="2" meta:paragraph-count="4" meta:word-count="6" meta:character-count="36" meta:non-whitespace-character-count="26"/>
  </office:meta>
</office:document-meta>
</file>